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>
      <style:text-properties fo:font-weight="bold" style:font-weight-asian="bold" style:font-weight-complex="bold"/>
    </style:style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>
      <style:text-properties fo:font-style="italic" style:font-style-asian="italic" style:font-style-complex="italic"/>
    </style:style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color="#00ff00"/>
    </style:style>
    <style:style style:name="T4_2" style:family="text">
      <style:text-properties fo:color="#00ff00"/>
    </style:style>
    <style:style style:name="T4_3" style:family="text">
      <style:text-properties fo:color="#00ff00"/>
    </style:style>
    <style:style style:name="T4_4" style:family="text">
      <style:text-properties fo:color="#00ff00"/>
    </style:style>
    <style:style style:name="T4_5" style:family="text">
      <style:text-properties fo:color="#00ff00"/>
    </style:style>
    <style:style style:name="T4_6" style:family="text">
      <style:text-properties fo:color="#00ff00"/>
    </style:style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</office:automatic-styles>
  <office:body>
    <office:text>
      <text:p text:style-name="P1"><text:span text:style-name="T1_1">This</text:span><text:span text:style-name="T1_2"><text:s/></text:span><text:span text:style-name="T1_3">is</text:span><text:span text:style-name="T1_4"><text:s/></text:span><text:span text:style-name="T1_5">a</text:span><text:span text:style-name="T1_6"><text:s/></text:span><text:span text:style-name="T1_7">simple</text:span><text:span text:style-name="T1_8"><text:s/></text:span><text:span text:style-name="T1_9">sentence</text:span><text:span text:style-name="T1_10">.</text:span></text:p>
      <text:p text:style-name="P2"><text:span text:style-name="T2_1">This</text:span><text:span text:style-name="T2_2"><text:s/></text:span><text:span text:style-name="T2_3">has</text:span><text:span text:style-name="T2_4"><text:s/></text:span><text:span text:style-name="T2_5">bold</text:span><text:span text:style-name="T2_6">.</text:span></text:p>
      <text:p text:style-name="P3"><text:span text:style-name="T3_1">This</text:span><text:span text:style-name="T3_2"><text:s/></text:span><text:span text:style-name="T3_3">has</text:span><text:span text:style-name="T3_4"><text:s/></text:span><text:span text:style-name="T3_5">italic</text:span><text:span text:style-name="T3_6">.</text:span></text:p>
      <text:p text:style-name="P4"><text:span text:style-name="T4_1">This</text:span><text:span text:style-name="T4_2"><text:s/></text:span><text:span text:style-name="T4_3">is</text:span><text:span text:style-name="T4_4"><text:s/></text:span><text:span text:style-name="T4_5">green</text:span><text:span text:style-name="T4_6">.</text:span></text:p>
      <text:h text:style-name="P5" text:outline-level="10"><text:bookmark-start text:name="h.hzmh63q9t5r2"/><text:bookmark-end text:name="h.hzmh63q9t5r2"/><text:span text:style-name="T5_1">This</text:span><text:span text:style-name="T5_2"><text:s/></text:span><text:span text:style-name="T5_3">is</text:span><text:span text:style-name="T5_4"><text:s/></text:span><text:span text:style-name="T5_5">a</text:span><text:span text:style-name="T5_6"><text:s/></text:span><text:span text:style-name="T5_7">heading</text:span><text:span text:style-name="T5_8">.<text:s/></text:span></text:h>
      <text:p text:style-name="P6"><text:span text:style-name="T6_1">Animals</text:span><text:span text:style-name="T6_2"><text:s/></text:span><text:span text:style-name="T6_3">in</text:span><text:span text:style-name="T6_4"><text:s/></text:span><text:span text:style-name="T6_5">no</text:span><text:span text:style-name="T6_6"><text:s/></text:span><text:span text:style-name="T6_7">particular</text:span><text:span text:style-name="T6_8"><text:s/></text:span><text:span text:style-name="T6_9">order</text:span><text:span text:style-name="T6_10">:</text:span></text:p>
      <text:list text:style-name="LS1" xml:id="list0">
        <text:list-item>
          <text:p text:style-name="P7"><text:span text:style-name="T7_1">Zebra</text:span></text:p>
        </text:list-item>
        <text:list-item>
          <text:p text:style-name="P8"><text:span text:style-name="T8_1">Elephant</text:span></text:p>
        </text:list-item>
        <text:list-item>
          <text:p text:style-name="P9"><text:span text:style-name="T9_1">Giraffe</text:span></text:p>
        </text:list-item>
        <text:list-item>
          <text:p text:style-name="P10"><text:span text:style-name="T10_1">Rhino</text:span></text:p>
        </text:list-item>
      </text:list>
      <text:p text:style-name="P11"><text:span text:style-name="T11_1">Animals</text:span><text:span text:style-name="T11_2"><text:s/></text:span><text:span text:style-name="T11_3">ordered</text:span><text:span text:style-name="T11_4"><text:s/></text:span><text:span text:style-name="T11_5">by</text:span><text:span text:style-name="T11_6"><text:s/></text:span><text:span text:style-name="T11_7">size</text:span><text:span text:style-name="T11_8">:</text:span></text:p>
      <text:list text:style-name="LS2" xml:id="list4">
        <text:list-item>
          <text:p text:style-name="P12"><text:span text:style-name="T12_1">Bug</text:span></text:p>
        </text:list-item>
        <text:list-item>
          <text:p text:style-name="P13"><text:span text:style-name="T13_1">Snake</text:span></text:p>
        </text:list-item>
        <text:list-item>
          <text:p text:style-name="P14"><text:span text:style-name="T14_1">Small</text:span><text:span text:style-name="T14_2"><text:s/></text:span><text:span text:style-name="T14_3">Dinosaur</text:span></text:p>
        </text:list-item>
        <text:list-item>
          <text:p text:style-name="P15"><text:span text:style-name="T15_1">Dog</text:span></text:p>
        </text:list-item>
        <text:list-item>
          <text:p text:style-name="P16"><text:span text:style-name="T16_1">Big</text:span><text:span text:style-name="T16_2"><text:s/></text:span><text:span text:style-name="T16_3">Hog</text:span></text:p>
        </text:list-item>
        <text:list-item>
          <text:p text:style-name="P17"><text:span text:style-name="T17_1">Horse</text:span></text:p>
        </text:list-item>
        <text:list-item>
          <text:p text:style-name="P18"><text:span text:style-name="T18_1">Big</text:span><text:span text:style-name="T18_2"><text:s/></text:span><text:span text:style-name="T18_3">Dinosau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